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-Bold" svg:font-family="DejaVuSans-Bold" style:font-family-generic="system"/>
    <style:font-face style:name="TimesNewRomanPS-BoldMT" svg:font-family="TimesNewRomanPS-BoldMT" style:font-family-generic="system"/>
    <style:font-face style:name="TimesNewRomanPS-ItalicMT" svg:font-family="TimesNewRomanPS-ItalicMT" style:font-family-generic="system"/>
    <style:font-face style:name="TimesNewRomanPSMT" svg:font-family="TimesNewRomanPSMT" style:font-family-generic="system"/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ing">
      <style:paragraph-properties fo:text-align="end" style:justify-single-word="false" fo:orphans="0" fo:widows="0" fo:hyphenation-ladder-count="no-limit"/>
      <style:text-properties style:font-name="Arial" fo:font-size="10pt" style:font-size-asian="10pt" style:font-size-complex="10pt" fo:hyphenate="false"/>
    </style:style>
    <style:style style:name="P2" style:family="paragraph" style:parent-style-name="Heading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Normalny">
      <style:paragraph-properties fo:margin-left="1.199cm" fo:margin-right="0cm" fo:line-height="150%" fo:text-align="justify" style:justify-single-word="false" fo:orphans="2" fo:widows="2" fo:hyphenation-ladder-count="no-limit" fo:text-indent="0cm" style:auto-text-indent="false" style:text-autospace="none" style:vertical-align="auto">
        <style:tab-stops/>
      </style:paragraph-properties>
      <style:text-properties style:font-name="Times New Roman" style:letter-kerning="false" style:font-name-complex="TimesNewRomanPSMT" style:language-complex="ar" style:country-complex="SA" fo:hyphenate="true"/>
    </style:style>
    <style:style style:name="P5" style:family="paragraph" style:parent-style-name="Normalny">
      <style:paragraph-properties fo:margin-left="1.199cm" fo:margin-right="0cm" fo:line-height="150%" fo:text-align="justify" style:justify-single-word="false" fo:orphans="2" fo:widows="2" fo:hyphenation-ladder-count="no-limit" fo:text-indent="0cm" style:auto-text-indent="false" style:text-autospace="none" style:vertical-align="auto">
        <style:tab-stops/>
      </style:paragraph-properties>
      <style:text-properties style:letter-kerning="false" style:font-name-complex="Times New Roman" style:language-complex="ar" style:country-complex="SA" fo:hyphenate="true"/>
    </style:style>
    <style:style style:name="P6" style:family="paragraph" style:parent-style-name="Normalny">
      <style:paragraph-properties fo:line-height="150%" fo:text-align="justify" style:justify-single-word="false" fo:orphans="2" fo:widows="2" fo:hyphenation-ladder-count="no-limit" style:text-autospace="none" style:vertical-align="auto"/>
      <style:text-properties style:font-name="Times New Roman" style:letter-kerning="false" style:font-name-complex="TimesNewRomanPSMT" style:language-complex="ar" style:country-complex="SA" fo:hyphenate="true"/>
    </style:style>
    <style:style style:name="P7" style:family="paragraph" style:parent-style-name="Normalny">
      <style:paragraph-properties fo:line-height="150%" fo:text-align="justify" style:justify-single-word="false" fo:orphans="2" fo:widows="2" fo:hyphenation-ladder-count="no-limit" style:text-autospace="none" style:vertical-align="auto"/>
      <style:text-properties style:font-name="Times New Roman" officeooo:paragraph-rsid="001905e1" style:letter-kerning="false" style:font-name-complex="TimesNewRomanPSMT" style:language-complex="ar" style:country-complex="SA" fo:hyphenate="true"/>
    </style:style>
    <style:style style:name="P8" style:family="paragraph" style:parent-style-name="Normalny">
      <style:paragraph-properties fo:line-height="150%" fo:text-align="justify" style:justify-single-word="false" fo:orphans="2" fo:widows="2" fo:hyphenation-ladder-count="no-limit" style:text-autospace="none" style:vertical-align="auto"/>
      <style:text-properties style:letter-kerning="false" style:font-name-complex="Times New Roman" style:language-complex="ar" style:country-complex="SA" fo:hyphenate="true"/>
    </style:style>
    <style:style style:name="P9" style:family="paragraph" style:parent-style-name="Standard">
      <style:paragraph-properties fo:line-height="150%" fo:text-align="justify" style:justify-single-word="false" fo:orphans="0" fo:widows="0" fo:hyphenation-ladder-count="no-limit"/>
      <style:text-properties style:font-name="Times New Roman" style:letter-kerning="false" style:font-name-complex="TimesNewRomanPSMT" fo:hyphenate="false"/>
    </style:style>
    <style:style style:name="P10" style:family="paragraph" style:parent-style-name="Standard">
      <style:paragraph-properties fo:line-height="150%" fo:orphans="0" fo:widows="0" fo:hyphenation-ladder-count="no-limit"/>
      <style:text-properties fo:hyphenate="false"/>
    </style:style>
    <style:style style:name="P11" style:family="paragraph" style:parent-style-name="Standard">
      <style:paragraph-properties fo:line-height="150%" fo:text-align="justify" style:justify-single-word="false" fo:orphans="0" fo:widows="0" fo:hyphenation-ladder-count="no-limit"/>
      <style:text-properties fo:hyphenate="false"/>
    </style:style>
    <style:style style:name="P12" style:family="paragraph" style:parent-style-name="Contents_20_2">
      <style:paragraph-properties>
        <style:tab-stops>
          <style:tab-stop style:position="16.57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Normalny">
      <loext:graphic-properties draw:fill="none"/>
      <style:paragraph-properties fo:margin-left="2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none" style:vertical-align="auto">
        <style:tab-stops/>
      </style:paragraph-properties>
      <style:text-properties style:font-name="Times New Roman"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 fo:hyphenate="true"/>
    </style:style>
    <style:style style:name="P15" style:family="paragraph" style:parent-style-name="Normalny">
      <loext:graphic-properties draw:fill="none"/>
      <style:paragraph-properties fo:margin-left="2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none" style:vertical-align="auto">
        <style:tab-stops/>
      </style:paragraph-properties>
      <style:text-properties fo:hyphenate="true"/>
    </style:style>
    <style:style style:name="P16" style:family="paragraph" style:parent-style-name="Normalny" style:master-page-name="">
      <loext:graphic-properties draw:fill="none"/>
      <style:paragraph-properties fo:margin-left="2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text-autospace="none" style:vertical-align="auto">
        <style:tab-stops/>
      </style:paragraph-properties>
      <style:text-properties style:font-name="Times New Roman"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 fo:hyphenate="true"/>
    </style:style>
    <style:style style:name="P17" style:family="paragraph" style:parent-style-name="Normalny" style:master-page-name="">
      <loext:graphic-properties draw:fill="none"/>
      <style:paragraph-properties fo:margin-left="2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text-autospace="none" style:vertical-align="auto">
        <style:tab-stops/>
      </style:paragraph-properties>
      <style:text-properties style:font-name="Times New Roman"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 fo:hyphenate="true"/>
    </style:style>
    <style:style style:name="P18" style:family="paragraph" style:parent-style-name="Heading_20_2">
      <style:paragraph-properties fo:margin-top="0.3cm" fo:margin-bottom="0.199cm" loext:contextual-spacing="false" fo:text-align="justify" style:justify-single-word="false"/>
    </style:style>
    <style:style style:name="P19" style:family="paragraph" style:parent-style-name="Heading_20_2">
      <style:paragraph-properties fo:margin-top="0.3cm" fo:margin-bottom="0.199cm" loext:contextual-spacing="false" fo:text-align="justify" style:justify-single-word="false"/>
      <style:text-properties officeooo:paragraph-rsid="001a4b8a"/>
    </style:style>
    <style:style style:name="P20" style:family="paragraph" style:parent-style-name="Heading" style:master-page-name="MP0">
      <style:paragraph-properties fo:text-align="end" style:justify-single-word="false" fo:orphans="0" fo:widows="0" fo:hyphenation-ladder-count="no-limit" style:page-number="auto" fo:break-before="page"/>
      <style:text-properties fo:hyphenate="false"/>
    </style:style>
    <style:style style:name="P21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TimesNewRomanPSMT" style:letter-kerning="false" style:font-name-complex="TimesNewRomanPSMT" style:font-size-complex="10pt" style:language-complex="ar" style:country-complex="SA"/>
    </style:style>
    <style:style style:name="T2" style:family="text">
      <style:text-properties style:font-name="TimesNewRomanPSMT" fo:font-size="10pt" style:letter-kerning="false" style:font-size-asian="10pt" style:font-name-complex="TimesNewRomanPSMT" style:font-size-complex="10pt"/>
    </style:style>
    <style:style style:name="T3" style:family="text">
      <style:text-properties style:font-name="TimesNewRomanPS-ItalicMT"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/>
    </style:style>
    <style:style style:name="T4" style:family="text">
      <style:text-properties style:font-name="DejaVuSans-Bold" fo:font-size="14pt" fo:font-weight="bold" style:letter-kerning="false" style:font-size-asian="14pt" style:font-weight-asian="bold" style:font-name-complex="DejaVuSans-Bold" style:font-size-complex="14pt" style:language-complex="ar" style:country-complex="SA" style:font-weight-complex="bold"/>
    </style:style>
    <style:style style:name="T5" style:family="text">
      <style:text-properties style:font-name="DejaVuSans-Bold" fo:font-size="11pt" fo:font-weight="bold" style:letter-kerning="false" style:font-size-asian="11pt" style:font-weight-asian="bold" style:font-name-complex="DejaVuSans-Bold" style:font-size-complex="11pt" style:language-complex="ar" style:country-complex="SA" style:font-weight-complex="bold"/>
    </style:style>
    <style:style style:name="T6" style:family="text">
      <style:text-properties style:font-name="Times New Roman" style:letter-kerning="false" style:font-name-complex="TimesNewRomanPSMT"/>
    </style:style>
    <style:style style:name="T7" style:family="text">
      <style:text-properties officeooo:rsid="001905e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/>
    </style:style>
    <style:style style:name="T10" style:family="text">
      <style:text-properties fo:font-size="10.5pt" fo:font-style="italic" style:letter-kerning="false" style:font-size-asian="10.5pt" style:font-style-asian="italic" style:font-name-complex="TimesNewRomanPS-ItalicMT" style:font-size-complex="10.5pt" style:language-complex="ar" style:country-complex="SA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h text:style-name="P21" text:outline-level="1"><text:bookmark-start text:name="__RefHeading___Toc823_3624030104"/>Wstęp do metafizyki (fr.)<text:bookmark-end text:name="__RefHeading___Toc823_3624030104"/></text:h>
      <text:h text:style-name="P18" text:outline-level="2"><text:bookmark-start text:name="__RefHeading___Toc825_3624030104"/>DEFINICJE<text:bookmark-end text:name="__RefHeading___Toc825_3624030104"/></text:h>
      <text:p text:style-name="P5">Porównując ze sobą definicje metafizyki i koncepcje absolutu, spostrzegamy, że mimo</text:p>
      <text:p text:style-name="P8">jawnej rozbieżności zdań filozofowie utrzymują zgodnie, iż istnieją dwa do głębi odmienne</text:p>
      <text:p text:style-name="P8">sposoby poznania rzeczy. Pierwszy zakłada, że rzecz te obchodzi dookoła, drugi <text:s/>– <text:s/>że się w</text:p>
      <text:p text:style-name="P8">nią wchodzi. Pierwszy zależy od punktu widzenia, jaki zajmujemy, i od symboli, za pomocą</text:p>
      <text:p text:style-name="P8">których ją wyrażamy. Drugi nie wychodzi z żadnego punktu widzenia i nie posługuje się</text:p>
      <text:p text:style-name="P8">symbolami. O pierwszym rodzaju poznania powiemy, że pozostaje w granicach względności,</text:p>
      <text:p text:style-name="P8">o drugim <text:s/>– <text:s/>gdzie jest ono w ogóle możliwe <text:s/>– <text:s/>że dociera do absolutu.</text:p>
      <text:h text:style-name="P18" text:outline-level="2"><text:bookmark-start text:name="__RefHeading___Toc827_3624030104"/>RUCH<text:bookmark-end text:name="__RefHeading___Toc827_3624030104"/></text:h>
      <text:p text:style-name="P4">Weźmy na przykład ruch przedmiotu w przestrzeni. Ruch ten spostrzegam różnie, zależnie</text:p>
      <text:p text:style-name="P6">od punktu widzenia, ruchomego lub nieruchomego, z którego nań patrzę. Wyrażam go</text:p>
      <text:p text:style-name="P6">różnie, zależnie od języka symboli, na który go przekładam. I nazywam go względnym dla tej</text:p>
      <text:p text:style-name="P6">dwojakiej przyczyny, że zarówno w jednym, jak i w drugim wypadku zajmuję stanowisko</text:p>
      <text:p text:style-name="P6">wobec samego przedmiotu zewnętrzne. Kiedy zaś mówię o ruchu absolutnym, znaczy to, że</text:p>
      <text:p text:style-name="P6">przypisuję poruszającemu się przedmiotowi pewne wnętrze i jak gdyby stany duchowe, że z</text:p>
      <text:p text:style-name="P6">tymi stanami współczuwam, że w nie wchodzę wysiłkiem wyobraźni. Wówczas moje doświadczenie będzie się zmieniać w zależności od tego, czy przedmiot będzie w ruchu, czy też</text:p>
      <text:p text:style-name="P6">spoczynku, czy przybierze ten rodzaj ruchu czy też inny. Nie będzie ono zależało ani od</text:p>
      <text:p text:style-name="P6">punktów widzenia, jakie mógłbym wobec przedmiotu zająć, ponieważ ja będę w samym</text:p>
      <text:p text:style-name="P6">przedmiocie, ani od symboli, na które mógłbym je przełożyć, zrezygnuję bowiem z wszelkich</text:p>
      <text:p text:style-name="P6">przekładów, aby posiąść oryginał. Słowem, ruch nie będzie już ujmowany od zewnątrz i, że</text:p>
      <text:p text:style-name="P11"><text:span text:style-name="Domyślna_20_czcionka_20_akapitu"><text:span text:style-name="T6">tak powiem, od mojej strony, ode mnie, lecz od wewnątrz, sam w sobie. Uchwycę absolut.</text:span></text:span></text:p>
      <text:h text:style-name="P18" text:outline-level="2"><text:bookmark-start text:name="__RefHeading___Toc829_3624030104"/>POSTAĆ<text:bookmark-end text:name="__RefHeading___Toc829_3624030104"/></text:h>
      <text:p text:style-name="P4">Albo weźmy postać powieściową, o której losach czytam. Powieściopisarz może do woli</text:p>
      <text:p text:style-name="P6">mnożyć cechy jej charakteru: może jej kazać działać i przemawiać, ile zechce: wszystko to</text:p>
      <text:p text:style-name="P6">nie zastąpi mi tego prostego i niepodzielnego wrażenia, którego bym doznał, gdybym mógł na</text:p>
      <text:p text:style-name="P11"><text:span text:style-name="Domyślna_20_czcionka_20_akapitu"><text:span text:style-name="T6">chwilę bodaj przedzierzgnąć się w samą postać.</text:span></text:span></text:p>
      <text:h text:style-name="P19" text:outline-level="2"><text:bookmark-start text:name="__RefHeading___Toc831_3624030104"/><text:soft-page-break/>Źródł<text:span text:style-name="T7">o</text:span><text:bookmark-end text:name="__RefHeading___Toc831_3624030104"/></text:h>
      <text:p text:style-name="P4">Wówczas zdawałoby mi się, że jak gdyby z jednego źródła w sposób naturalny wypływają</text:p>
      <text:p text:style-name="P6">jej czyny, ruchy, słowa. Nie byłyby to już jedynie luźne dodatki, które się dołączają do obrażenia, jakie sobie wyrobiłem o postaci, wzbogacając je ciągle, nigdy jednak nie mogąc go</text:p>
      <text:p text:style-name="P6">uczynić zupełnym. Postać byłaby mi dana za jednym zamachem w swej integralności, a mnogie</text:p>
      <text:p text:style-name="P6">przejawy, w których się ona manifestuje, już nie dołączałyby się do mego wyobrażenia o</text:p>
      <text:p text:style-name="P6">niej wzbogacając je, ale wprost przeciwnie, wydawałyby się od niej odrywać, nie wyczerpując</text:p>
      <text:p text:style-name="P6">jednak ani nie zubożając przez to jej istoty. Wszystko, co mi o postaci jakiejś opowiadają,</text:p>
      <text:p text:style-name="P6">stanowi dla mnie tyleż punktów widzenia na nią.</text:p>
      <text:p text:style-name="P16">Wszystkie cechy, z których składa się jej opis, a które mogą pozwolić mi ją poznać tylko przez</text:p>
      <text:p text:style-name="P16">porównanie z osobami czy rzeczami znanymi mi już skądinąd, są znakami, w których się ona</text:p>
      <text:p text:style-name="P14">w sposób mniej lub bardziej symboliczny wyraża. Symbole i punkty widzenia stawiają mnie</text:p>
      <text:p text:style-name="P14">więc na zewnątrz postaci, mówią mi o niej tylko to, co ma ona wspólnego z innymi, lecz do</text:p>
      <text:p text:style-name="P15"><text:span text:style-name="Domyślna_20_czcionka_20_akapitu"><text:span text:style-name="T9">niej właściwie nie należą.</text:span></text:span><text:span text:style-name="Odwołanie_20_przypisu_20_dolnego"><text:span text:style-name="T9"><text:note text:id="ftn1" text:note-class="footnote"><text:note-citation>1</text:note-citation><text:note-body><text:p text:style-name="Tekst_20_przypisu_20_dolnego"><text:s/><text:span text:style-name="Domyślna_20_czcionka_20_akapitu"><text:span text:style-name="T1">Cytat przykładowy ilustrujący odrębne formatowanie oraz wstawianie przypisów.</text:span></text:span></text:p></text:note-body></text:note></text:span></text:span></text:p>
      <text:p text:style-name="P6">Tego, co właściwie jest nią, co stanowi jej istotę, nie da się spostrzec od zewnątrz, gdyż</text:p>
      <text:p text:style-name="P6">jest to ex definitione coś wewnętrznego, ani wyrazić w symbolach, gdyż jest niewspółmierne</text:p>
      <text:p text:style-name="P6">z żadną inną rzeczą. Opis, historia i analiza pozostawiają mnie tu w granicach względności.</text:p>
      <text:p text:style-name="P7">Jedynie utożsamienie się z samą tą postacią dałoby mi absolut.</text:p>
      <text:h text:style-name="P18" text:outline-level="2"><text:bookmark-start text:name="__RefHeading___Toc833_3624030104"/><text:span text:style-name="Domyślna_20_czcionka_20_akapitu"><text:span text:style-name="T4">A</text:span></text:span><text:span text:style-name="Domyślna_20_czcionka_20_akapitu"><text:span text:style-name="T5">BSOLUT</text:span></text:span><text:bookmark-end text:name="__RefHeading___Toc833_3624030104"/></text:h>
      <text:p text:style-name="P4">W tym właśnie, i tylko w tym znaczeniu, absolut jest synonimem doskonałości. Wszystkie</text:p>
      <text:p text:style-name="P6">fotografie jakiegoś miasta, zrobione ze wszystkich możliwych punktów widzenia, mogą</text:p>
      <text:p text:style-name="P6">uzupełniać się nawzajem do nieskończoności; nigdy jednak nie dorównują plastycznemu wrażeniu,</text:p>
      <text:p text:style-name="P6">jakie się otrzymuje chodząc po mieście. Wszystkie przekłady jakiegoś poematu na</text:p>
      <text:p text:style-name="P6">wszystkie możliwe języki daremnie mnożyłyby odcienie i poprawiając się nawzajem przez</text:p>
      <text:p text:style-name="P6">pewnego rodzaju wzajemny retusz, na próżno dawałyby coraz dokładniejsze pojęcie o oryginale:</text:p>
      <text:p text:style-name="P6">jego wewnętrznego sensu nie oddadzą nigdy. Wyobrażenie powzięte z jakiegoś punktu</text:p>
      <text:p text:style-name="P6">widzenia czy przekład na jakieś symbole pozostaną zawsze niedoskonałe w porównaniu z</text:p>
      <text:p text:style-name="P6">przedmiotem, do którego punkt widzenia stosowano i który usiłowano wyrazić w symbolach.</text:p>
      <text:p text:style-name="P9">Ale absolut jest doskonały przez to, że jest w zupełności tym, czym jest.</text:p>
      <text:p text:style-name="P10"><text:span text:style-name="Domyślna_20_czcionka_20_akapitu"><text:span text:style-name="T2"/>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3"><text:soft-page-break/><text:a xlink:type="simple" xlink:href="#__RefHeading___Toc823_3624030104" text:style-name="Index_20_Link" text:visited-style-name="Index_20_Link">Wstęp do metafizyki (fr.)<text:tab/>1</text:a></text:p>
          <text:p text:style-name="P12"><text:a xlink:type="simple" xlink:href="#__RefHeading___Toc825_3624030104" text:style-name="Index_20_Link" text:visited-style-name="Index_20_Link">DEFINICJE<text:tab/>1</text:a></text:p>
          <text:p text:style-name="P12"><text:a xlink:type="simple" xlink:href="#__RefHeading___Toc827_3624030104" text:style-name="Index_20_Link" text:visited-style-name="Index_20_Link">RUCH<text:tab/>1</text:a></text:p>
          <text:p text:style-name="P12"><text:a xlink:type="simple" xlink:href="#__RefHeading___Toc829_3624030104" text:style-name="Index_20_Link" text:visited-style-name="Index_20_Link">POSTAĆ<text:tab/>1</text:a></text:p>
          <text:p text:style-name="P12"><text:a xlink:type="simple" xlink:href="#__RefHeading___Toc831_3624030104" text:style-name="Index_20_Link" text:visited-style-name="Index_20_Link">Źródło<text:tab/>2</text:a></text:p>
          <text:p text:style-name="P12"><text:a xlink:type="simple" xlink:href="#__RefHeading___Toc833_3624030104" text:style-name="Index_20_Link" text:visited-style-name="Index_20_Link">ABSOLUT<text:tab/>2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-Bold" svg:font-family="DejaVuSans-Bold" style:font-family-generic="system"/>
    <style:font-face style:name="TimesNewRomanPS-BoldMT" svg:font-family="TimesNewRomanPS-BoldMT" style:font-family-generic="system"/>
    <style:font-face style:name="TimesNewRomanPS-ItalicMT" svg:font-family="TimesNewRomanPS-ItalicMT" style:font-family-generic="system"/>
    <style:font-face style:name="TimesNewRomanPSMT" svg:font-family="TimesNewRomanPSMT" style:font-family-generic="system"/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variant="small-caps" style:font-name="Book Antiqua" fo:font-family="'Book Antiqua'" style:font-family-generic="roman" style:font-pitch="variable" fo:font-size="14pt" fo:font-weight="bold" style:font-name-asian="Book Antiqua" style:font-family-asian="'Book Antiqua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tru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tru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hyphenation-ladder-count="no-limit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name-asian="Book Antiqua" style:font-family-asian="'Book Antiqua'" style:font-family-generic-asian="roman" style:font-pitch-asian="variable" style:font-size-asian="14pt" style:font-weight-asian="bold" style:font-name-complex="Book Antiqua" style:font-family-complex="'Book Antiqua'" style:font-family-generic-complex="roman" style:font-pitch-complex="variable" style:font-size-complex="10pt" fo:hyphenate="true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hyphenation-ladder-count="no-limit" fo:text-indent="0.801cm" style:auto-text-indent="false"/>
      <style:text-properties style:font-size-complex="10pt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tru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tru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tru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0.5pt" fo:font-style="italic" style:font-size-asian="10.5pt" style:font-style-asian="italic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ekst_20_przypisu_20_dolnego" style:display-name="Tekst przypisu dolnego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Numer_20_strony" style:display-name="Numer strony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ekst_20_przypisu_20_dolnego_20_Znak" style:display-name="Tekst przypisu dolnego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dwołanie_20_przypisu_20_dolnego" style:display-name="Odwołanie przypisu dolnego" style:family="text" style:parent-style-name="Domyślna_20_czcionka_20_akapitu">
      <style:text-properties style:text-position="super 67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1" style:family="table-row">
      <style:table-row-properties style:min-row-height="1.099cm" style:use-optimal-row-height="false"/>
    </style:style>
    <style:style style:name="Tabela1.A1" style:family="table-cell">
      <style:table-cell-properties fo:padding-left="0.018cm" fo:padding-right="0.018cm" fo:padding-top="0cm" fo:padding-bottom="0cm" fo:border="none" style:writing-mode="lr-tb"/>
    </style:style>
    <style:style style:name="MP1" style:family="paragraph" style:parent-style-name="Heading">
      <style:paragraph-properties fo:text-align="end" style:justify-single-word="false" fo:orphans="0" fo:widows="0" fo:hyphenation-ladder-count="no-limit"/>
      <style:text-properties style:font-name="Arial" fo:font-size="10pt" style:font-size-asian="10pt" style:font-size-complex="10pt" fo:hyphenate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ing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 table:number-columns-repeated="2"/>
          <table:table-row table:style-name="Tabela1.1">
            <table:table-cell table:style-name="Tabela1.A1" office:value-type="string">
              <text:p text:style-name="MP1">Henri Bergson (1859 – 1941),Wstęp do metafizyki (fr.)</text:p>
            </table:table-cell>
            <table:table-cell table:style-name="Tabela1.A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title>Porównując ze sobą definicje metafizyki i koncepcje absolutu, spostrzegamy, że mimo jawnej rozbieżności zdań filozofowie utrzy</dc:title>
    <meta:initial-creator>cremon</meta:initial-creator>
    <meta:creation-date>2005-03-01T17:41:00Z</meta:creation-date>
    <dc:date>2017-10-20T00:24:59.507000000</dc:date>
    <meta:print-date>2008-09-21T20:51:00Z</meta:print-date>
    <meta:editing-cycles>24</meta:editing-cycles>
    <meta:editing-duration>PT1H55M56S</meta:editing-duration>
    <meta:document-statistic meta:table-count="1" meta:image-count="0" meta:object-count="0" meta:page-count="3" meta:paragraph-count="65" meta:word-count="693" meta:character-count="4511" meta:non-whitespace-character-count="3872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" xlink:href="Normal.dotm"/>
  </office:meta>
</office:document-meta>
</file>